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15cm" draw:marker-end-width="0.315cm" draw:fill-color="#ffffff" draw:textarea-horizontal-align="justify" draw:textarea-vertical-align="middle" draw:auto-grow-height="false" fo:min-height="3.871cm" fo:min-width="16.575cm" fo:padding-top="0.177cm" fo:padding-bottom="0.177cm" fo:padding-left="0.302cm" fo:padding-right="0.302cm"/>
    </style:style>
    <style:style style:name="gr2" style:family="graphic" style:parent-style-name="objectwithoutfill">
      <style:graphic-properties draw:stroke="dash" draw:stroke-dash="Fine_20_Dashed" svg:stroke-width="0.106cm" draw:marker-start-width="0.315cm" draw:marker-end-width="0.315cm" draw:fill="none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width="0.106cm" svg:stroke-color="#000000" draw:marker-start-width="0.315cm" draw:marker-end-width="0.315cm" draw:fill="none" draw:fill-color="#ffffff" fo:min-height="1.274cm"/>
    </style:style>
    <style:style style:name="gr4" style:family="graphic" style:parent-style-name="standard">
      <style:graphic-properties draw:stroke="none" svg:stroke-width="0.106cm" svg:stroke-color="#000000" draw:marker-start-width="0.315cm" draw:marker-end-width="0.315cm" draw:fill="none" draw:fill-color="#ffffff" fo:min-height="2.671cm"/>
    </style:style>
    <style:style style:name="gr5" style:family="graphic" style:parent-style-name="standard">
      <style:graphic-properties svg:stroke-width="0.106cm" svg:stroke-color="#000000" draw:marker-start-width="0.315cm" draw:marker-end-width="0.315cm" draw:fill-color="#ffffff" draw:opacity="0%" draw:textarea-horizontal-align="justify" draw:textarea-vertical-align="middle" draw:auto-grow-height="false" fo:min-height="1.207cm" fo:min-width="0.002cm" fo:padding-top="0.177cm" fo:padding-bottom="0.177cm" fo:padding-left="0.302cm" fo:padding-right="0.302cm" draw:shadow-opacity="0%"/>
    </style:style>
    <style:style style:name="gr6" style:family="graphic" style:parent-style-name="standard">
      <style:graphic-properties svg:stroke-width="0.106cm" svg:stroke-color="#000000" draw:marker-start-width="0.318cm" draw:marker-end-width="0.318cm" draw:fill-color="#eeeeee" draw:textarea-horizontal-align="justify" draw:textarea-vertical-align="middle" draw:auto-grow-height="false" fo:min-height="6.283cm" fo:min-width="8.7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00" draw:marker-start-width="0.318cm" draw:marker-end-width="0.318cm" draw:fill-color="#ffffff" draw:textarea-horizontal-align="justify" draw:textarea-vertical-align="middle" draw:auto-grow-height="false" fo:min-height="1.204cm" fo:min-width="5.399cm" fo:padding-top="0.177cm" fo:padding-bottom="0.177cm" fo:padding-left="0.302cm" fo:padding-right="0.302cm"/>
    </style:style>
    <style:style style:name="gr8" style:family="graphic" style:parent-style-name="standard">
      <style:graphic-properties svg:stroke-width="0.106cm" svg:stroke-color="#000000" draw:marker-start-width="0.318cm" draw:marker-end-width="0.318cm" draw:fill-color="#ffffff" draw:textarea-horizontal-align="justify" draw:textarea-vertical-align="middle" draw:auto-grow-height="false" fo:min-height="1.609cm" fo:min-width="5.399cm" fo:padding-top="0.177cm" fo:padding-bottom="0.177cm" fo:padding-left="0.302cm" fo:padding-right="0.302cm"/>
    </style:style>
    <style:style style:name="gr9" style:family="graphic" style:parent-style-name="standard">
      <style:graphic-properties svg:stroke-width="0.106cm" svg:stroke-color="#000000" draw:marker-start-width="0.318cm" draw:marker-end-width="0.318cm" draw:fill-color="#ffffff" draw:textarea-horizontal-align="justify" draw:textarea-vertical-align="middle" draw:auto-grow-height="false" fo:min-height="0.344cm" fo:min-width="5.399cm" fo:padding-top="0.177cm" fo:padding-bottom="0.177cm" fo:padding-left="0.302cm" fo:padding-right="0.302cm"/>
    </style:style>
    <style:style style:name="gr10" style:family="graphic" style:parent-style-name="standard">
      <style:graphic-properties draw:stroke="none" svg:stroke-width="0.106cm" svg:stroke-color="#000000" draw:marker-start-width="0.318cm" draw:marker-end-width="0.318cm" draw:fill="none" draw:fill-color="#ffffff" fo:min-height="1.02cm"/>
    </style:style>
    <style:style style:name="P1" style:family="paragraph"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loext:graphic-properties draw:fill-color="#ffffff"/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start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fo:text-align="start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-color="#ffffff" draw:opacity="0%"/>
      <style:paragraph-properties fo:text-align="center"/>
    </style:style>
    <style:style style:name="P11" style:family="paragraph">
      <loext:graphic-properties draw:fill-color="#eeeee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loext:graphic-properties draw:fill-color="#ffffff"/>
      <style:paragraph-properties fo:text-align="start"/>
    </style:style>
    <style:style style:name="P16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7.145cm" svg:height="4.191cm" svg:x="19.129cm" svg:y="8.806cm">
            <text:p text:style-name="P1"><text:span text:style-name="T1">&lt;xs:complexType name="employee"&gt;</text:span></text:p>
            <text:p text:style-name="P1"><text:span text:style-name="T1"><text:s text:c="4"/></text:span><text:span text:style-name="T1">&lt;xs:attribute name="name" type="xs:string"/&gt;</text:span></text:p>
            <text:p text:style-name="P1"><text:span text:style-name="T1"><text:s text:c="4"/></text:span><text:span text:style-name="T1">&lt;xs:attribute name="age" type="xs:int" use="required"/&gt;</text:span></text:p>
            <text:p text:style-name="P1"><text:span text:style-name="T1">&lt;/xs:complexType&gt;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7.145cm" svg:height="4.191cm" svg:x="19.129cm" svg:y="15.986cm"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Employee {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String name;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Int age;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}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6" draw:layer="layout" svg:width="17.145cm" svg:height="4.191cm" svg:x="19.129cm" svg:y="23.112cm">
            <text:p text:style-name="P5"><text:span text:style-name="T2">(String name, Int age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6" draw:layer="layout" svg:width="17.145cm" svg:height="4.191cm" svg:x="37.671cm" svg:y="8.806cm">
            <text:p text:style-name="P5"><text:span text:style-name="T2">&lt;employee name=”Max” age=”26”/&gt;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7.145cm" svg:height="4.191cm" svg:x="37.671cm" svg:y="15.986cm"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Employee {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name = “Max”;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age = 26;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}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6" draw:layer="layout" svg:width="17.145cm" svg:height="4.191cm" svg:x="37.671cm" svg:y="23.112cm">
            <text:p text:style-name="P5"><text:span text:style-name="T2">(“Max”, 26)</text:span></text:p>
            <draw:enhanced-geometry svg:viewBox="0 0 21600 21600" draw:type="rectangle" draw:enhanced-path="M 0 0 L 21600 0 21600 21600 0 21600 0 0 Z N"/>
          </draw:custom-shape>
          <draw:line draw:style-name="gr2" draw:text-style-name="P7" draw:layer="layout" svg:x1="37.069cm" svg:y1="28.639cm" svg:x2="37.067cm" svg:y2="3.112cm">
            <text:p/>
          </draw:line>
          <draw:frame draw:style-name="gr3" draw:text-style-name="P9" draw:layer="layout" svg:width="11.303cm" svg:height="1.826cm" svg:x="22.05cm" svg:y="5.143cm">
            <draw:text-box>
              <text:p text:style-name="P8"><text:span text:style-name="T3">Model</text:span></text:p>
            </draw:text-box>
          </draw:frame>
          <draw:frame draw:style-name="gr3" draw:text-style-name="P9" draw:layer="layout" svg:width="11.303cm" svg:height="1.826cm" svg:x="40.592cm" svg:y="4.889cm">
            <draw:text-box>
              <text:p text:style-name="P8"><text:span text:style-name="T3">Instance</text:span></text:p>
            </draw:text-box>
          </draw:frame>
          <draw:frame draw:style-name="gr3" draw:text-style-name="P9" draw:layer="layout" svg:width="11.303cm" svg:height="1.826cm" svg:x="5.033cm" svg:y="9.988cm">
            <draw:text-box>
              <text:p text:style-name="P8"><text:span text:style-name="T3">Serialization</text:span></text:p>
            </draw:text-box>
          </draw:frame>
          <draw:frame draw:style-name="gr3" draw:text-style-name="P9" draw:layer="layout" svg:width="11.303cm" svg:height="1.826cm" svg:x="5.033cm" svg:y="24.294cm">
            <draw:text-box>
              <text:p text:style-name="P8"><text:span text:style-name="T3">Persistence</text:span></text:p>
            </draw:text-box>
          </draw:frame>
          <draw:frame draw:style-name="gr4" draw:text-style-name="P9" draw:layer="layout" svg:width="14.732cm" svg:height="2.921cm" svg:x="3.318cm" svg:y="16.621cm">
            <draw:text-box>
              <text:p text:style-name="P8"><text:span text:style-name="T4">High-level programming language</text:span></text:p>
              <text:p text:style-name="P8"><text:span text:style-name="T3">Data Transfer Object</text:span></text:p>
            </draw:text-box>
          </draw:frame>
          <draw:line draw:style-name="gr2" draw:text-style-name="P7" draw:layer="layout" svg:x1="3.486cm" svg:y1="21.561cm" svg:x2="56.023cm" svg:y2="21.562cm">
            <text:p/>
          </draw:line>
          <draw:custom-shape draw:style-name="gr5" draw:text-style-name="P10" draw:layer="layout" svg:width="1.143cm" svg:height="1.905cm" svg:x="27.13cm" svg:y="20.594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10" draw:layer="layout" svg:width="1.143cm" svg:height="1.905cm" svg:x="27.13cm" svg:y="13.594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10" draw:layer="layout" svg:width="1.143cm" svg:height="1.905cm" svg:x="45.672cm" svg:y="20.594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10" draw:layer="layout" svg:width="1.143cm" svg:height="1.905cm" svg:x="45.672cm" svg:y="13.594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line draw:style-name="gr2" draw:text-style-name="P7" draw:layer="layout" svg:x1="3.553cm" svg:y1="14.461cm" svg:x2="56.09cm" svg:y2="14.462cm">
            <text:p/>
          </draw:line>
        </draw:g>
        <draw:g>
          <draw:custom-shape draw:style-name="gr6" draw:text-style-name="P11" draw:layer="layout" svg:width="9.906cm" svg:height="7.239cm" svg:x="1.654cm" svg:y="1.4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7" draw:text-style-name="P13" draw:layer="layout" svg:width="5.969cm" svg:height="1.524cm" svg:x="3.623cm" svg:y="4.021cm">
              <text:p text:style-name="P12">Employee</text:p>
              <draw:enhanced-geometry svg:viewBox="0 0 21600 21600" draw:type="rectangle" draw:enhanced-path="M 0 0 L 21600 0 21600 21600 0 21600 0 0 Z N"/>
            </draw:custom-shape>
            <draw:custom-shape draw:style-name="gr8" draw:text-style-name="P15" draw:layer="layout" svg:width="5.969cm" svg:height="1.929cm" svg:x="3.623cm" svg:y="5.521cm">
              <text:p text:style-name="P14">- name : string</text:p>
              <text:p text:style-name="P14">- age : int</text:p>
              <draw:enhanced-geometry svg:viewBox="0 0 21600 21600" draw:type="rectangle" draw:enhanced-path="M 0 0 L 21600 0 21600 21600 0 21600 0 0 Z N"/>
            </draw:custom-shape>
            <draw:custom-shape draw:style-name="gr9" draw:text-style-name="P15" draw:layer="layout" svg:width="5.969cm" svg:height="0.664cm" svg:x="3.623cm" svg:y="7.421cm">
              <text:p text:style-name="P14"/>
              <draw:enhanced-geometry svg:viewBox="0 0 21600 21600" draw:type="rectangle" draw:enhanced-path="M 0 0 L 21600 0 21600 21600 0 21600 0 0 Z N"/>
            </draw:custom-shape>
          </draw:g>
          <draw:frame draw:style-name="gr10" draw:text-style-name="P17" draw:layer="layout" svg:width="11.303cm" svg:height="1.27cm" svg:x="0.956cm" svg:y="1.997cm">
            <draw:text-box>
              <text:p text:style-name="P16"><text:span text:style-name="T5">Conceptual Model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08cm" fo:page-height="31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ilian Meffert</meta:initial-creator>
    <meta:creation-date>2017-12-05T15:36:55.811022837</meta:creation-date>
    <dc:date>2017-12-05T16:08:12.570689085</dc:date>
    <dc:creator>Maximilian Meffert</dc:creator>
    <meta:editing-duration>PT9M34S</meta:editing-duration>
    <meta:editing-cycles>4</meta:editing-cycles>
    <meta:generator>LibreOffice/5.1.6.2$Linux_X86_64 LibreOffice_project/10m0$Build-2</meta:generator>
    <meta:document-statistic meta:object-count="26"/>
  </office:meta>
</office:document-meta>
</file>